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75e51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>
      <style:text-properties officeooo:paragraph-rsid="00175e51"/>
    </style:style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>
      <style:text-properties officeooo:paragraph-rsid="00175e51"/>
    </style:style>
    <style:style style:name="T1" style:family="text">
      <style:text-properties officeooo:rsid="00175e51"/>
    </style:style>
    <style:style style:name="T2" style:family="text">
      <style:text-properties fo:font-weight="bold" officeooo:rsid="00175e51" style:font-weight-asian="bold" style:font-weight-complex="bold"/>
    </style:style>
    <style:style style:name="T3" style:family="text">
      <style:text-properties fo:font-weight="bold" officeooo:rsid="001984a6" style:font-weight-asian="bold" style:font-weight-complex="bold"/>
    </style:style>
    <style:style style:name="T4" style:family="text">
      <style:text-properties fo:font-weight="normal" officeooo:rsid="00175e51" style:font-weight-asian="normal" style:font-weight-complex="normal"/>
    </style:style>
    <style:style style:name="T5" style:family="text">
      <style:text-properties fo:font-size="14pt" officeooo:rsid="00175e51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trong_20_Emphasis"><text:s/>JEEVANA KARANI</text:span><text:line-break/> <text:a xlink:type="simple" xlink:href="mailto:jeevanakarani06@gmail.com" text:style-name="Internet_20_link" text:visited-style-name="Visited_20_Internet_20_Link">jeevanakarani06@gmail.com</text:a></text:p>
      <text:p text:style-name="P12">LinkdIn:www.linkedin.com/in/jeevanakarani </text:p>
      <text:p text:style-name="Horizontal_20_Line"/>
      <text:h text:style-name="Heading_20_3" text:outline-level="3"><text:span text:style-name="Strong_20_Emphasis">Career Objective</text:span></text:h>
      <text:p text:style-name="Text_20_body">Aspiring Data Science and AI professional with a strong foundation in programming, IoT, and smart system development. Eager to apply my skills in innovative environments such as smart home technology, where I can contribute to automation, intelligent systems, and user-centered solutions.</text:p>
      <text:p text:style-name="Horizontal_20_Line"/>
      <text:h text:style-name="Heading_20_3" text:outline-level="3"><text:span text:style-name="Strong_20_Emphasis">Education</text:span></text:h>
      <text:p text:style-name="Text_20_body"><text:span text:style-name="Strong_20_Emphasis">Bachelor of Technology (B.Tech) – Data Science &amp; Artificial Intelligence</text:span><text:line-break/><text:span text:style-name="Emphasis">ICFAI Foundation for Higher Education, Shankarpalli</text:span><text:line-break/>2023 – Present (2nd Year)</text:p>
      <text:list text:style-name="L1">
        <text:list-item>
          <text:p text:style-name="P2">Completed three certified courses in Data Science via Future Skills Prime (NASSCOM)</text:p>
        </text:list-item>
        <text:list-item>
          <text:p text:style-name="P2">Earned a <text:span text:style-name="Strong_20_Emphasis">Gold Shield</text:span> for academic excellence in data science coursework</text:p>
        </text:list-item>
      </text:list>
      <text:p text:style-name="Text_20_body"><text:span text:style-name="Strong_20_Emphasis">Pre-University Course (PUC) – MPC Stream</text:span><text:line-break/><text:span text:style-name="Emphasis">Rajiv Gandhi University of Knowledge Technologies (RGUKT), Idupulapaya, Kadapa</text:span><text:line-break/>2021 – 2023</text:p>
      <text:list text:style-name="L2">
        <text:list-item>
          <text:p text:style-name="P3">Strong foundation in Mathematics, Physics, and Chemistry</text:p>
        </text:list-item>
        <text:list-item>
          <text:p text:style-name="P3">Early exposure to <text:span text:style-name="Strong_20_Emphasis">Python</text:span>, <text:span text:style-name="Strong_20_Emphasis">JavaScript</text:span>, <text:span text:style-name="Strong_20_Emphasis">HTML</text:span>, <text:span text:style-name="Strong_20_Emphasis">CSS</text:span>, and <text:span text:style-name="Strong_20_Emphasis">LaTeX</text:span></text:p>
        </text:list-item>
      </text:list>
      <text:p text:style-name="Horizontal_20_Line"/>
      <text:h text:style-name="Heading_20_3" text:outline-level="3"><text:span text:style-name="Strong_20_Emphasis">Key Skills</text:span></text:h>
      <text:p text:style-name="Text_20_body"><text:span text:style-name="Strong_20_Emphasis">Programming &amp; Development:</text:span></text:p>
      <text:list text:style-name="L3">
        <text:list-item>
          <text:p text:style-name="P4">Python (Basics), Java (OOP), C (Data Structures)</text:p>
        </text:list-item>
        <text:list-item>
          <text:p text:style-name="P4">JavaScript, HTML, CSS – Web Development</text:p>
        </text:list-item>
        <text:list-item>
          <text:p text:style-name="P4">SQL – Database Management</text:p>
        </text:list-item>
      </text:list>
      <text:p text:style-name="Text_20_body"><text:span text:style-name="Strong_20_Emphasis">Data Science &amp; AI:</text:span></text:p>
      <text:list text:style-name="L4">
        <text:list-item>
          <text:p text:style-name="P5">Machine Learning Concepts, Recommendation Systems, Data Analysis &amp; Visualization</text:p>
        </text:list-item>
      </text:list>
      <text:p text:style-name="Text_20_body"><text:span text:style-name="Strong_20_Emphasis">Smart Tech &amp; Tools:</text:span></text:p>
      <text:list text:style-name="L5">
        <text:list-item>
          <text:p text:style-name="P6">IoT Software Development, AutoCAD, Creo (2D &amp; 3D Design)</text:p>
        </text:list-item>
        <text:list-item>
          <text:p text:style-name="P6">Familiar with developing sensor-based and embedded systems</text:p>
        </text:list-item>
      </text:list>
      <text:p text:style-name="Text_20_body"><text:span text:style-name="Strong_20_Emphasis">Soft Skills:</text:span></text:p>
      <text:list text:style-name="L6">
        <text:list-item>
          <text:p text:style-name="P7">Communication (Telugu, Hindi, English), Team Collaboration, Problem-Solving</text:p>
        </text:list-item>
      </text:list>
      <text:p text:style-name="Horizontal_20_Line"/>
      <text:h text:style-name="Heading_20_3" text:outline-level="3"><text:soft-page-break/><text:span text:style-name="Strong_20_Emphasis">Certifications</text:span> </text:h>
      <text:list text:style-name="L7">
        <text:list-item>
          <text:p text:style-name="P8"><text:a xlink:type="simple" xlink:href="https://fsp-assessment-certificates.s3-ap-southeast-1.amazonaws.com/jeevanaKarani-125277477.pdf" office:name="Exploratory Data Analysis" text:style-name="Internet_20_link" text:visited-style-name="Visited_20_Internet_20_Link"><text:span text:style-name="Strong_20_Emphasis"><text:span text:style-name="T1">Exploratory Data Analysis</text:span></text:span></text:a><text:span text:style-name="Emphasis">(Future Skills Prime - NASSCOM)</text:span></text:p>
        </text:list-item>
        <text:list-item>
          <text:p text:style-name="P8"><text:a xlink:type="simple" xlink:href="https://fsp-assessment-certificates.s3.ap-southeast-1.amazonaws.com/'/s3/buckets/fsp-assessment-certificates'/JE%2B-K_6ttj0eptkw.pdf.pdf" office:name="Data Processing and Visualization" text:style-name="Internet_20_link" text:visited-style-name="Visited_20_Internet_20_Link"><text:span text:style-name="Emphasis"><text:span text:style-name="T2">Data Processing and Visualization</text:span></text:span></text:a><text:span text:style-name="Emphasis">(Future Skills Prime - NASSCOM)</text:span></text:p>
        </text:list-item>
        <text:list-item>
          <text:p text:style-name="P8"><text:a xlink:type="simple" xlink:href="https://fsp-assessment-certificates.s3.ap-southeast-1.amazonaws.com/'/s3/buckets/fsp-assessment-certificates'/jeevana%2BKarani_7fvr7oykg0.pdf.pdf" office:name="Acquiring Data" text:style-name="Internet_20_link" text:visited-style-name="Visited_20_Internet_20_Link"><text:span text:style-name="Strong_20_Emphasis"><text:span text:style-name="T1">Acquiring Data</text:span></text:span></text:a><text:span text:style-name="Emphasis">(Future Skills Prime – NASSCOM)</text:span></text:p>
        </text:list-item>
        <text:list-item>
          <text:p text:style-name="P8"><text:a xlink:type="simple" xlink:href="https://internalapp.nptel.ac.in/B2C/exam_form/candidate_login/candidate_scores.php?courseid=noc25-ma54" office:name="Soft Computing Techniques" text:style-name="Internet_20_link" text:visited-style-name="Visited_20_Internet_20_Link"><text:span text:style-name="Emphasis"><text:span text:style-name="T3">Soft Computing Techniques</text:span></text:span></text:a><text:span text:style-name="Emphasis"><text:span text:style-name="T4">(NPTEL-Swayam)</text:span></text:span></text:p>
        </text:list-item>
      </text:list>
      <text:p text:style-name="Horizontal_20_Line"/>
      <text:h text:style-name="P1" text:outline-level="3"><text:span text:style-name="Strong_20_Emphasis">Projects</text:span></text:h>
      <text:h text:style-name="P1" text:outline-level="3"><text:a xlink:type="simple" xlink:href="https://www.tinkercad.com/things/gRS6M6Gb0Lb-copy-of-project-obstracle-detenction?sharecode=wwitsssb12iNT9JL6X9GJJ1O7r_4KOR0Z9wEgZkip98" office:name=" Obstacle Detection System – IoT Project" text:style-name="Internet_20_link" text:visited-style-name="Visited_20_Internet_20_Link"><text:span text:style-name="Strong_20_Emphasis"><text:span text:style-name="T1"><text:s/>Obstacle Detection System – IoT Project</text:span></text:span></text:a></text:h>
      <text:list text:style-name="L8">
        <text:list-item>
          <text:p text:style-name="P9">Developed an IoT-based system for <text:span text:style-name="Strong_20_Emphasis">real-time obstacle detection</text:span>, applicable to smart home security and navigation systems</text:p>
        </text:list-item>
        <text:list-item>
          <text:p text:style-name="P9">Integrated sensors and software for effective environmental awareness</text:p>
        </text:list-item>
      </text:list>
      <text:p text:style-name="Text_20_body"><text:a xlink:type="simple" xlink:href="https://internalapp.nptel.ac.in/B2C/exam_form/candidate_login/candidate_scores.php?courseid=noc25-ma54" office:name=" Portfolio_Reference_project: " text:style-name="Internet_20_link" text:visited-style-name="Visited_20_Internet_20_Link"><text:span text:style-name="Strong_20_Emphasis"><text:span text:style-name="T5">Portfolio_Reference_project</text:span></text:span></text:a></text:p>
      <text:list text:style-name="L9">
        <text:list-item>
          <text:p text:style-name="P10">Created a portfolio website using <text:span text:style-name="Strong_20_Emphasis">Next.js</text:span> showcasing technical skills and project work</text:p>
        </text:list-item>
        <text:list-item>
          <text:p text:style-name="P10">Demonstrates front-end development ability, responsive design, and hosting knowledge</text:p>
        </text:list-item>
      </text:list>
      <text:p text:style-name="Horizontal_20_Line"/>
      <text:h text:style-name="Heading_20_3" text:outline-level="3"><text:span text:style-name="Strong_20_Emphasis">Languages</text:span></text:h>
      <text:list text:style-name="L10">
        <text:list-item>
          <text:p text:style-name="P11"><text:span text:style-name="Strong_20_Emphasis">Fluent:</text:span> Telugu, Hindi, English</text:p>
        </text:list-item>
        <text:list-item>
          <text:p text:style-name="P11"><text:span text:style-name="Strong_20_Emphasis">Receptive:</text:span> Tami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18:35:49.276000000</meta:creation-date>
    <dc:date>2025-06-01T19:09:36.009000000</dc:date>
    <meta:editing-duration>PT34M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8" meta:word-count="288" meta:character-count="2141" meta:non-whitespace-character-count="1899"/>
  </office:meta>
</office:document-meta>
</file>